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4.11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5.929cm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929cm"/>
      <style:paragraph-properties style:writing-mode="lr-tb"/>
    </style:style>
    <style:style style:name="gr5" style:family="graphic" style:parent-style-name="objectwithoutfill">
      <style:graphic-properties svg:stroke-width="0.053cm" svg:stroke-color="#e8a202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6" style:family="graphic" style:parent-style-name="objectwithoutfill">
      <style:graphic-properties svg:stroke-width="0.053cm" svg:stroke-color="#f10d0c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objectwithoutfill">
      <style:graphic-properties svg:stroke-width="0.053cm" svg:stroke-color="#780373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Dashed_20__28_var_29_" svg:stroke-color="#ff0000" draw:marker-end="Arrow" draw:marker-end-width="0.3cm" draw:fill="solid" draw:textarea-vertical-align="middl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02cm" fo:min-width="0cm"/>
      <style:paragraph-properties style:writing-mode="lr-tb"/>
    </style:style>
    <style:style style:name="gr12" style:family="graphic" style:parent-style-name="objectwithoutfill">
      <style:graphic-properties svg:stroke-width="0.053cm" svg:stroke-color="#a7074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63cm"/>
      <style:paragraph-properties style:writing-mode="lr-tb"/>
    </style:style>
    <style:style style:name="gr15" style:family="graphic" style:parent-style-name="objectwithoutfill">
      <style:graphic-properties svg:stroke-width="0.053cm" svg:stroke-color="#ea75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7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9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34cm"/>
      <style:paragraph-properties style:writing-mode="lr-tb"/>
    </style:style>
    <style:style style:name="gr20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17cm"/>
      <style:paragraph-properties style:writing-mode="lr-tb"/>
    </style:style>
    <style:style style:name="gr23" style:family="graphic" style:parent-style-name="objectwithoutfill">
      <style:graphic-properties svg:stroke-width="0.053cm" svg:stroke-color="#ed4c0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5" style:family="graphic" style:parent-style-name="objectwithoutfill">
      <style:graphic-properties svg:stroke-width="0.053cm" svg:stroke-color="#3465a4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72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91cm"/>
      <style:paragraph-properties style:writing-mode="lr-tb"/>
    </style:style>
    <style:style style:name="gr29" style:family="graphic" style:parent-style-name="objectwithoutfill">
      <style:graphic-properties svg:stroke-width="0.053cm" svg:stroke-color="#780373" draw:marker-start-width="0.28cm" draw:marker-end="Arrow" draw:marker-end-width="0.38cm" draw:fill="solid" draw:textarea-vertical-align="middle" fo:padding-top="0.152cm" fo:padding-bottom="0.152cm" fo:padding-left="0.277cm" fo:padding-right="0.277cm"/>
    </style:style>
    <style:style style:name="gr30" style:family="graphic" style:parent-style-name="objectwithoutfill">
      <style:graphic-properties svg:stroke-width="0.053cm" svg:stroke-color="#355269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1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32" style:family="graphic" style:parent-style-name="standard">
      <style:graphic-properties draw:stroke="none" draw:fill="none" fo:min-height="0.476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style:font-name="FreeMono1"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/>
    </style:style>
    <style:style style:name="P7" style:family="paragraph">
      <loext:graphic-properties draw:fill="none"/>
      <style:paragraph-properties style:writing-mode="lr-tb"/>
    </style:style>
    <style:style style:name="T1" style:family="text">
      <style:text-properties style:font-name="FreeMono1"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907cm" svg:height="24.369cm" svg:x="1.889cm" svg:y="2.016cm">
          <draw:text-box>
            <text:p><text:span text:style-name="T1">package </text:span><text:span text:style-name="T1">main ;</text:span></text:p>
            <text:p><text:span text:style-name="T1"/></text:p>
            <text:p><text:span text:style-name="T1">import </text:span><text:span text:style-name="T1">( "fmt" ) </text:span><text:span text:style-name="T1">;</text:span></text:p>
            <text:p><text:span text:style-name="T1"/></text:p>
            <text:p><text:span text:style-name="T1">func </text:span><text:span text:style-name="T1">snafu(i,j </text:span><text:span text:style-name="T1">int) int { </text:span><text:span text:style-name="T1"><text:s text:c="3"/>//node: </text:span><text:span text:style-name="T1">0</text:span></text:p>
            <text:p><text:span text:style-name="T1"><text:tab/></text:span><text:span text:style-name="T1">var </text:span><text:span text:style-name="T1">a int ;</text:span></text:p>
            <text:p><text:span text:style-name="T1"><text:tab/></text:span><text:span text:style-name="T1">a = </text:span><text:span text:style-name="T1">i; <text:s text:c="8"/></text:span><text:span text:style-name="T1"><text:s text:c="8"/>//</text:span><text:span text:style-name="T1">node: 1</text:span></text:p>
            <text:p><text:span text:style-name="T1"><text:tab/></text:span><text:span text:style-name="T1">if </text:span><text:span text:style-name="T1">(i &lt;= j) { </text:span><text:span text:style-name="T1"><text:s text:c="9"/>/</text:span><text:span text:style-name="T1">/nodes: 2, </text:span><text:span text:style-name="T1">3 <text:s/></text:span></text:p>
            <text:p><text:span text:style-name="T1"><text:tab/></text:span><text:span text:style-name="T1"><text:tab/></text:span><text:span text:style-name="T1">return </text:span><text:span text:style-name="T1">i*j*a ; <text:s text:c="3"/></text:span><text:span text:style-name="T1">//nodes: </text:span><text:span text:style-name="T1">4,6 </text:span></text:p>
            <text:p><text:span text:style-name="T1"><text:tab/></text:span><text:span text:style-name="T1">} ;</text:span></text:p>
            <text:p><text:span text:style-name="T1"><text:tab/></text:span><text:span text:style-name="T1">return i*j </text:span><text:span text:style-name="T1">- (i-j) ; <text:s/></text:span><text:span text:style-name="T1"><text:s text:c="2"/>//node: </text:span><text:span text:style-name="T1">6</text:span></text:p>
            <text:p><text:span text:style-name="T1">} ; <text:s text:c="7"/></text:span><text:span text:style-name="T1"><text:s text:c="11"/></text:span><text:span text:style-name="T1"><text:s text:c="7"/></text:span><text:span text:style-name="T1">//node: </text:span><text:span text:style-name="T1">0:exit </text:span></text:p>
            <text:p><text:span text:style-name="T1"/></text:p>
            <text:p><text:span text:style-name="T1">func </text:span><text:span text:style-name="T1">plusOne(i </text:span><text:span text:style-name="T1">int) int { </text:span><text:span text:style-name="T1"><text:s text:c="3"/>//node: </text:span><text:span text:style-name="T1">7</text:span></text:p>
            <text:p><text:span text:style-name="T1"><text:tab/></text:span><text:span text:style-name="T1">for </text:span><text:span text:style-name="T1">i &lt; 3 { <text:s text:c="3"/></text:span><text:span text:style-name="T1"><text:s text:c="8"/>//</text:span><text:span text:style-name="T1">nodes: 8,9</text:span></text:p>
            <text:p><text:span text:style-name="T1"><text:tab/></text:span><text:span text:style-name="T1"><text:tab/></text:span><text:span text:style-name="T1">i = </text:span><text:span text:style-name="T1">i +1; <text:s text:c="5"/></text:span><text:span text:style-name="T1"><text:s text:c="3"/>//node: </text:span><text:span text:style-name="T1">10 <text:s/></text:span></text:p>
            <text:p><text:span text:style-name="T1"><text:tab/></text:span><text:span text:style-name="T1">};</text:span></text:p>
            <text:p><text:span text:style-name="T1"><text:tab/></text:span><text:span text:style-name="T1">return i + </text:span><text:span text:style-name="T1">1; <text:s text:c="8"/></text:span><text:span text:style-name="T1"><text:s/>//node: </text:span><text:span text:style-name="T1">11</text:span></text:p>
            <text:p><text:span text:style-name="T1">}; <text:s text:c="8"/></text:span><text:span text:style-name="T1"><text:s text:c="11"/></text:span><text:span text:style-name="T1"><text:s text:c="6"/></text:span><text:span text:style-name="T1">//node: </text:span><text:span text:style-name="T1">7:exit </text:span></text:p>
            <text:p><text:span text:style-name="T1"/></text:p>
            <text:p><text:span text:style-name="T1">func </text:span><text:span text:style-name="T1">main() {</text:span></text:p>
            <text:p><text:span text:style-name="T1"><text:tab/></text:span><text:span text:style-name="T1">var </text:span><text:span text:style-name="T1">i,j,k </text:span><text:span text:style-name="T1">int ; </text:span></text:p>
            <text:p><text:span text:style-name="T1"><text:tab/></text:span><text:span text:style-name="T1">i = </text:span><text:span text:style-name="T1">1 ;</text:span></text:p>
            <text:p><text:span text:style-name="T1"><text:tab/></text:span><text:span text:style-name="T1">j = </text:span><text:span text:style-name="T1">2 ; </text:span></text:p>
            <text:p><text:span text:style-name="T1"><text:tab/></text:span><text:span text:style-name="T1">k = </text:span><text:span text:style-name="T1">4 ;</text:span></text:p>
            <text:p><text:span text:style-name="T1"><text:tab/></text:span><text:span text:style-name="T1">sum := </text:span><text:span text:style-name="T1">0x0000; </text:span></text:p>
            <text:p><text:span text:style-name="T1"><text:tab/></text:span><text:span text:style-name="T1">for </text:span><text:span text:style-name="T1">i = 1; i &lt; </text:span><text:span text:style-name="T1">5 ; i = i </text:span><text:span text:style-name="T1">+ 1 {</text:span></text:p>
            <text:p><text:span text:style-name="T1"><text:tab/></text:span><text:span text:style-name="T1"><text:tab/></text:span><text:span text:style-name="T1">for </text:span><text:span text:style-name="T1">j = 1; j &lt; </text:span><text:span text:style-name="T1">3; j++ {</text:span></text:p>
            <text:p><text:span text:style-name="T1"><text:tab/></text:span><text:span text:style-name="T1"><text:tab/></text:span><text:span text:style-name="T1"><text:tab/></text:span><text:span text:style-name="T1">for </text:span><text:span text:style-name="T1">z:= 0; z &lt; </text:span><text:span text:style-name="T1">k; z++ {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sum </text:span><text:span text:style-name="T1">= sum + j <text:s/></text:span><text:span text:style-name="T1">;</text:span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j = </text:span><text:span text:style-name="T1">snafu(j,k)</text:span><text:span text:style-name="T1">;</text:span></text:p>
            <text:p><text:span text:style-name="T1"><text:tab/></text:span><text:span text:style-name="T1"><text:tab/></text:span><text:span text:style-name="T1"><text:tab/></text:span><text:span text:style-name="T1">}; </text:span></text:p>
            <text:p><text:span text:style-name="T1"><text:tab/></text:span><text:span text:style-name="T1"><text:tab/></text:span><text:span text:style-name="T1">};</text:span></text:p>
            <text:p><text:span text:style-name="T1"><text:tab/></text:span><text:span text:style-name="T1">}; </text:span></text:p>
            <text:p><text:span text:style-name="T1"><text:tab/></text:span><text:span text:style-name="T1">fmt.Printf</text:span><text:span text:style-name="T1">("The sum </text:span><text:span text:style-name="T1">is %d \</text:span><text:span text:style-name="T1">n",sum) ;</text:span></text:p>
            <text:p><text:span text:style-name="T1"><text:tab/></text:span><text:span text:style-name="T1">j = <text:s/></text:span><text:span text:style-name="T1">1;</text:span></text:p>
            <text:p><text:span text:style-name="T1"><text:tab/></text:span><text:span text:style-name="T1">for </text:span><text:span text:style-name="T1">j &lt; 5 {</text:span></text:p>
            <text:p><text:span text:style-name="T1"><text:tab/></text:span><text:span text:style-name="T1"><text:tab/></text:span><text:span text:style-name="T1">j = </text:span><text:span text:style-name="T1">j*2;</text:span></text:p>
            <text:p><text:span text:style-name="T1"><text:tab/></text:span><text:span text:style-name="T1">};</text:span></text:p>
            <text:p><text:span text:style-name="T1"><text:tab/></text:span><text:span text:style-name="T1">fmt.Printf</text:span><text:span text:style-name="T1">("j is %d\</text:span><text:span text:style-name="T1">n",j) ; </text:span></text:p>
            <text:p><text:span text:style-name="T1"><text:tab/></text:span><text:span text:style-name="T1">sum </text:span><text:span text:style-name="T1">=0 ;</text:span></text:p>
            <text:p><text:span text:style-name="T1"><text:tab/></text:span><text:span text:style-name="T1">for </text:span><text:span text:style-name="T1">{</text:span></text:p>
            <text:p><text:span text:style-name="T1"><text:tab/></text:span><text:span text:style-name="T1"><text:tab/></text:span><text:span text:style-name="T1">sum </text:span><text:span text:style-name="T1">= sum +1;</text:span></text:p>
            <text:p><text:span text:style-name="T1"><text:tab/></text:span><text:span text:style-name="T1"><text:tab/></text:span><text:span text:style-name="T1">if </text:span><text:span text:style-name="T1">(sum &gt; 4) </text:span><text:span text:style-name="T1">{</text:span></text:p>
            <text:p><text:span text:style-name="T1"><text:tab/></text:span><text:span text:style-name="T1"><text:tab/></text:span><text:span text:style-name="T1"><text:tab/></text:span><text:span text:style-name="T1">break;</text:span></text:p>
            <text:p><text:span text:style-name="T1"><text:tab/></text:span><text:span text:style-name="T1"><text:tab/></text:span><text:span text:style-name="T1">}; </text:span></text:p>
            <text:p><text:span text:style-name="T1"><text:tab/></text:span><text:span text:style-name="T1"><text:tab/></text:span><text:span text:style-name="T1">fmt.Printf</text:span><text:span text:style-name="T1">("Inside </text:span><text:span text:style-name="T1">the sum is </text:span><text:span text:style-name="T1">%d \</text:span><text:span text:style-name="T1">n",sum) ;</text:span><text:span text:style-name="T1"><text:tab/></text:span></text:p>
            <text:p><text:span text:style-name="T1"><text:tab/></text:span><text:span text:style-name="T1">};</text:span></text:p>
            <text:p><text:span text:style-name="T1"><text:tab/></text:span><text:span text:style-name="T1">fmt.Printf</text:span><text:span text:style-name="T1">("Outer </text:span><text:span text:style-name="T1">sum is </text:span><text:span text:style-name="T1">%d \</text:span><text:span text:style-name="T1">n",sum) ;</text:span></text:p>
            <text:p><text:span text:style-name="T1"><text:tab/></text:span><text:span text:style-name="T1">sum </text:span><text:span text:style-name="T1">= 0;</text:span></text:p>
            <text:p><text:span text:style-name="T1"><text:tab/></text:span><text:span text:style-name="T1">for </text:span><text:span text:style-name="T1">i := </text:span><text:span text:style-name="T1">plusOne(i)</text:span><text:span text:style-name="T1">; i &lt; 7 ; </text:span><text:span text:style-name="T1">i = i + 1 </text:span><text:span text:style-name="T1">{</text:span></text:p>
            <text:p><text:span text:style-name="T1"><text:tab/></text:span><text:span text:style-name="T1"><text:tab/></text:span><text:span text:style-name="T1">sum </text:span><text:span text:style-name="T1">= sum + i;</text:span></text:p>
            <text:p><text:span text:style-name="T1"><text:tab/></text:span><text:span text:style-name="T1"><text:tab/></text:span><text:span text:style-name="T1">if </text:span><text:span text:style-name="T1">(sum &gt;3) {</text:span></text:p>
            <text:p><text:span text:style-name="T1"><text:tab/></text:span><text:span text:style-name="T1"><text:tab/></text:span><text:span text:style-name="T1"><text:tab/></text:span><text:span text:style-name="T1">continue;</text:span></text:p>
            <text:p><text:span text:style-name="T1"><text:tab/></text:span><text:span text:style-name="T1"><text:tab/></text:span><text:span text:style-name="T1">};</text:span></text:p>
            <text:p><text:span text:style-name="T1"><text:tab/></text:span><text:span text:style-name="T1"><text:tab/></text:span><text:span text:style-name="T1">fmt.Printf</text:span><text:span text:style-name="T1">("Looped </text:span><text:span text:style-name="T1">sum is </text:span><text:span text:style-name="T1">%d \</text:span><text:span text:style-name="T1">n",sum) ;</text:span><text:span text:style-name="T1"><text:tab/></text:span><text:span text:style-name="T1"><text:tab/></text:span></text:p>
            <text:p><text:span text:style-name="T1"><text:tab/></text:span><text:span text:style-name="T1">};</text:span></text:p>
            <text:p><text:span text:style-name="T1"><text:tab/></text:span></text:p>
            <text:p><text:span text:style-name="T1"><text:tab/></text:span><text:span text:style-name="T1">fmt.Printf</text:span><text:span text:style-name="T1">("Final </text:span><text:span text:style-name="T1">sum is </text:span><text:span text:style-name="T1">%d \</text:span><text:span text:style-name="T1">n",sum) ;</text:span></text:p>
            <text:p><text:span text:style-name="T1"><text:tab/></text:span><text:span text:style-name="T1">fmt.Printf</text:span><text:span text:style-name="T1">("End of </text:span><text:span text:style-name="T1">Program \</text:span><text:span text:style-name="T1">n") ;</text:span><text:span text:style-name="T1"><text:tab/></text:span></text:p>
            <text:p><text:span text:style-name="T1">} ;</text:span></text:p>
            <text:p><text:span text:style-name="T1"><text:s/></text:span></text:p>
          </draw:text-box>
        </draw:frame>
        <draw:frame draw:style-name="gr2" draw:text-style-name="P3" draw:layer="layout" svg:width="6.429cm" svg:height="3.095cm" svg:x="12.176cm" svg:y="1.867cm">
          <draw:text-box>
            <text:p text:style-name="P2">Statement Graph for </text:p>
            <text:p text:style-name="P2">forstatements.go</text:p>
            <text:p text:style-name="P2"/>
            <text:p text:style-name="P2">Source Code </text:p>
          </draw:text-box>
        </draw:frame>
      </draw:page>
      <draw:page draw:name="page2" draw:style-name="dp1" draw:master-page-name="Default">
        <draw:frame draw:style-name="gr3" draw:text-style-name="P4" xml:id="id7" draw:id="id7" draw:layer="layout" svg:width="3.194cm" svg:height="0.725cm" svg:x="2.143cm" svg:y="4.816cm">
          <draw:text-box>
            <text:p><text:span text:style-name="T2">0:fun</text:span><text:span text:style-name="T2">ction</text:span><text:span text:style-name="T2">Decl</text:span></text:p>
          </draw:text-box>
        </draw:frame>
        <draw:frame draw:style-name="gr4" draw:text-style-name="P3" draw:layer="layout" svg:width="6.429cm" svg:height="1.673cm" svg:x="8.24cm" svg:y="1.763cm">
          <draw:text-box>
            <text:p text:style-name="P2">Statement Graph for </text:p>
            <text:p text:style-name="P2">forstatements.go</text:p>
          </draw:text-box>
        </draw:frame>
        <draw:frame draw:style-name="gr3" draw:text-style-name="P4" xml:id="id1" draw:id="id1" draw:layer="layout" svg:width="3.194cm" svg:height="0.725cm" svg:x="6.397cm" svg:y="6.334cm">
          <draw:text-box>
            <text:p><text:span text:style-name="T2">2:ifStmt</text:span></text:p>
          </draw:text-box>
        </draw:frame>
        <draw:frame draw:style-name="gr3" draw:text-style-name="P4" xml:id="id2" draw:id="id2" draw:layer="layout" svg:width="3.194cm" svg:height="0.725cm" svg:x="10.894cm" svg:y="6.334cm">
          <draw:text-box>
            <text:p><text:span text:style-name="T2">3:unary</text:span><text:span text:style-name="T2">Expr</text:span></text:p>
          </draw:text-box>
        </draw:frame>
        <draw:connector draw:style-name="gr5" draw:text-style-name="P5" draw:layer="layout" svg:x1="9.591cm" svg:y1="6.696cm" svg:x2="10.894cm" svg:y2="6.696cm" draw:start-shape="id1" draw:start-glue-point="1" draw:end-shape="id2" draw:end-glue-point="3" svg:d="M9591 6696h1303" svg:viewBox="0 0 1304 1">
          <text:p/>
        </draw:connector>
        <draw:frame draw:style-name="gr3" draw:text-style-name="P4" xml:id="id3" draw:id="id3" draw:layer="layout" svg:width="3.194cm" svg:height="0.725cm" svg:x="10.894cm" svg:y="8.04cm">
          <draw:text-box>
            <text:p><text:span text:style-name="T2">4:StmtL</text:span><text:span text:style-name="T2">ist</text:span></text:p>
          </draw:text-box>
        </draw:frame>
        <draw:frame draw:style-name="gr3" draw:text-style-name="P4" xml:id="id4" draw:id="id4" draw:layer="layout" svg:width="3.194cm" svg:height="0.725cm" svg:x="10.894cm" svg:y="9.347cm">
          <draw:text-box>
            <text:p><text:span text:style-name="T2">5:return</text:span></text:p>
          </draw:text-box>
        </draw:frame>
        <draw:connector draw:style-name="gr6" draw:text-style-name="P5" draw:layer="layout" svg:x1="7.994cm" svg:y1="7.059cm" svg:x2="10.894cm" svg:y2="8.402cm" draw:start-shape="id1" draw:start-glue-point="2" draw:end-shape="id3" draw:end-glue-point="3" svg:d="M7994 7059v1343h2900" svg:viewBox="0 0 2901 1344">
          <text:p/>
        </draw:connector>
        <draw:connector draw:style-name="gr7" draw:text-style-name="P5" draw:layer="layout" svg:x1="12.491cm" svg:y1="7.059cm" svg:x2="12.491cm" svg:y2="8.04cm" draw:start-shape="id2" draw:start-glue-point="2" draw:end-shape="id3" draw:end-glue-point="0" svg:d="M12491 7059v981" svg:viewBox="0 0 1 982">
          <text:p/>
        </draw:connector>
        <draw:connector draw:style-name="gr7" draw:text-style-name="P5" draw:layer="layout" svg:x1="12.491cm" svg:y1="8.765cm" svg:x2="12.491cm" svg:y2="9.347cm" draw:start-shape="id3" draw:start-glue-point="2" draw:end-shape="id4" draw:end-glue-point="0" svg:d="M12491 8765v582" svg:viewBox="0 0 1 583">
          <text:p/>
        </draw:connector>
        <draw:frame draw:style-name="gr3" draw:text-style-name="P4" xml:id="id6" draw:id="id6" draw:layer="layout" svg:width="3.575cm" svg:height="0.725cm" svg:x="6.207cm" svg:y="4.847cm">
          <draw:text-box>
            <text:p><text:span text:style-name="T2">1:ass</text:span><text:span text:style-name="T2">ignm</text:span><text:span text:style-name="T2">ent</text:span></text:p>
          </draw:text-box>
        </draw:frame>
        <draw:frame draw:style-name="gr3" draw:text-style-name="P4" xml:id="id5" draw:id="id5" draw:layer="layout" svg:width="3.194cm" svg:height="0.725cm" svg:x="6.397cm" svg:y="9.419cm">
          <draw:text-box>
            <text:p><text:span text:style-name="T2">6:return</text:span></text:p>
          </draw:text-box>
        </draw:frame>
        <draw:connector draw:style-name="gr7" draw:text-style-name="P5" draw:layer="layout" svg:x1="7.994cm" svg:y1="7.059cm" svg:x2="7.994cm" svg:y2="9.419cm" draw:start-shape="id1" draw:start-glue-point="2" draw:end-shape="id5" draw:end-glue-point="0" svg:d="M7994 7059v2360" svg:viewBox="0 0 1 2361">
          <text:p/>
        </draw:connector>
        <draw:frame draw:style-name="gr3" draw:text-style-name="P4" xml:id="id8" draw:id="id8" draw:layer="layout" svg:width="3.194cm" svg:height="0.725cm" svg:x="2.143cm" svg:y="10.308cm">
          <draw:text-box>
            <text:p><text:span text:style-name="T2">0:exit</text:span></text:p>
          </draw:text-box>
        </draw:frame>
        <draw:frame draw:style-name="gr3" draw:text-style-name="P4" xml:id="id9" draw:id="id9" draw:layer="layout" svg:width="3.194cm" svg:height="0.725cm" svg:x="2.568cm" svg:y="12.975cm">
          <draw:text-box>
            <text:p><text:span text:style-name="T2">7:functionDec</text:span><text:span text:style-name="T2">l</text:span></text:p>
          </draw:text-box>
        </draw:frame>
        <draw:connector draw:style-name="gr7" draw:text-style-name="P5" draw:layer="layout" svg:x1="7.994cm" svg:y1="5.572cm" svg:x2="7.994cm" svg:y2="6.334cm" draw:start-shape="id6" draw:start-glue-point="2" draw:end-shape="id1" draw:end-glue-point="0" svg:d="M7994 5572v762" svg:viewBox="0 0 1 763">
          <text:p/>
        </draw:connector>
        <draw:connector draw:style-name="gr7" draw:text-style-name="P5" draw:layer="layout" svg:x1="5.337cm" svg:y1="5.178cm" svg:x2="6.207cm" svg:y2="5.209cm" draw:start-shape="id7" draw:start-glue-point="1" draw:end-shape="id6" draw:end-glue-point="3" svg:d="M5337 5178h435v31h435" svg:viewBox="0 0 871 32">
          <text:p/>
        </draw:connector>
        <draw:connector draw:style-name="gr7" draw:text-style-name="P5" draw:layer="layout" svg:x1="3.74cm" svg:y1="5.541cm" svg:x2="3.74cm" svg:y2="10.308cm" draw:start-shape="id7" draw:start-glue-point="2" draw:end-shape="id8" draw:end-glue-point="0" svg:d="M3740 5541v4767" svg:viewBox="0 0 1 4768">
          <text:p/>
        </draw:connector>
        <draw:frame draw:style-name="gr3" draw:text-style-name="P4" xml:id="id10" draw:id="id10" draw:layer="layout" svg:width="3.194cm" svg:height="0.725cm" svg:x="6.334cm" svg:y="12.975cm">
          <draw:text-box>
            <text:p><text:span text:style-name="T2">8:forStmt</text:span></text:p>
          </draw:text-box>
        </draw:frame>
        <draw:frame draw:style-name="gr3" draw:text-style-name="P4" xml:id="id12" draw:id="id12" draw:layer="layout" svg:width="3.194cm" svg:height="0.725cm" svg:x="10.271cm" svg:y="12.938cm">
          <draw:text-box>
            <text:p><text:span text:style-name="T2">9:expressi</text:span><text:span text:style-name="T2">on</text:span></text:p>
          </draw:text-box>
        </draw:frame>
        <draw:frame draw:style-name="gr3" draw:text-style-name="P4" xml:id="id13" draw:id="id13" draw:layer="layout" svg:width="3.512cm" svg:height="0.725cm" svg:x="10.144cm" svg:y="14.462cm">
          <draw:text-box>
            <text:p><text:span text:style-name="T2">10:assignment</text:span></text:p>
          </draw:text-box>
        </draw:frame>
        <draw:frame draw:style-name="gr3" draw:text-style-name="P4" xml:id="id14" draw:id="id14" draw:layer="layout" svg:width="3.194cm" svg:height="0.725cm" svg:x="6.334cm" svg:y="15.478cm">
          <draw:text-box>
            <text:p><text:span text:style-name="T2">11:return</text:span></text:p>
          </draw:text-box>
        </draw:frame>
        <draw:connector draw:style-name="gr7" draw:text-style-name="P5" draw:layer="layout" svg:x1="5.762cm" svg:y1="13.337cm" svg:x2="6.334cm" svg:y2="13.337cm" draw:start-shape="id9" draw:start-glue-point="1" draw:end-shape="id10" draw:end-glue-point="3" svg:d="M5762 13337h572" svg:viewBox="0 0 573 1">
          <text:p/>
        </draw:connector>
        <draw:frame draw:style-name="gr3" draw:text-style-name="P4" xml:id="id11" draw:id="id11" draw:layer="layout" svg:width="3.194cm" svg:height="0.725cm" svg:x="2.568cm" svg:y="16.748cm">
          <draw:text-box>
            <text:p><text:span text:style-name="T2">7:exit</text:span></text:p>
          </draw:text-box>
        </draw:frame>
        <draw:connector draw:style-name="gr7" draw:text-style-name="P5" draw:layer="layout" svg:x1="4.165cm" svg:y1="13.7cm" svg:x2="4.165cm" svg:y2="16.748cm" draw:start-shape="id9" draw:start-glue-point="2" draw:end-shape="id11" draw:end-glue-point="0" svg:d="M4165 13700v3048" svg:viewBox="0 0 1 3049">
          <text:p/>
        </draw:connector>
        <draw:connector draw:style-name="gr8" draw:text-style-name="P5" draw:layer="layout" svg:x1="9.528cm" svg:y1="13.337cm" svg:x2="10.271cm" svg:y2="13.3cm" draw:start-shape="id10" draw:start-glue-point="1" draw:end-shape="id12" draw:end-glue-point="3" svg:d="M9528 13337h372v-37h371" svg:viewBox="0 0 744 38">
          <text:p/>
        </draw:connector>
        <draw:connector draw:style-name="gr7" draw:text-style-name="P5" draw:layer="layout" svg:x1="11.868cm" svg:y1="13.663cm" svg:x2="11.9cm" svg:y2="14.462cm" draw:start-shape="id12" draw:start-glue-point="2" draw:end-shape="id13" draw:end-glue-point="0" svg:d="M11868 13663v400h32v399" svg:viewBox="0 0 33 800">
          <text:p/>
        </draw:connector>
        <draw:connector draw:style-name="gr7" draw:text-style-name="P5" draw:layer="layout" svg:x1="7.931cm" svg:y1="13.7cm" svg:x2="7.931cm" svg:y2="15.478cm" draw:start-shape="id10" draw:start-glue-point="2" draw:end-shape="id14" draw:end-glue-point="0" svg:d="M7931 13700v1778" svg:viewBox="0 0 1 1779">
          <text:p/>
        </draw:connector>
        <draw:connector draw:style-name="gr9" draw:text-style-name="P5" draw:layer="layout" svg:x1="7.931cm" svg:y1="13.7cm" svg:x2="10.144cm" svg:y2="14.824cm" draw:start-shape="id10" draw:start-glue-point="2" draw:end-shape="id13" draw:end-glue-point="3" svg:d="M7931 13700v1124h2213" svg:viewBox="0 0 2214 1125">
          <text:p/>
        </draw:connector>
        <draw:connector draw:style-name="gr10" draw:text-style-name="P5" draw:layer="layout" svg:x1="7.931cm" svg:y1="16.203cm" svg:x2="5.762cm" svg:y2="17.11cm" draw:start-shape="id14" draw:start-glue-point="2" draw:end-shape="id11" draw:end-glue-point="1" svg:d="M7931 16203v907h-2169" svg:viewBox="0 0 2170 908">
          <text:p/>
        </draw:connector>
        <draw:frame draw:style-name="gr3" draw:text-style-name="P4" xml:id="id15" draw:id="id15" draw:layer="layout" svg:width="3.512cm" svg:height="0.725cm" svg:x="6.138cm" svg:y="18.42cm">
          <draw:text-box>
            <text:p><text:span text:style-name="T2">13:assignment</text:span></text:p>
          </draw:text-box>
        </draw:frame>
        <draw:frame draw:style-name="gr3" draw:text-style-name="P4" xml:id="id16" draw:id="id16" draw:layer="layout" svg:width="3.575cm" svg:height="0.725cm" svg:x="6.107cm" svg:y="19.69cm">
          <draw:text-box>
            <text:p><text:span text:style-name="T2">14:assignment</text:span></text:p>
          </draw:text-box>
        </draw:frame>
        <draw:frame draw:style-name="gr3" draw:text-style-name="P4" xml:id="id17" draw:id="id17" draw:layer="layout" svg:width="3.575cm" svg:height="0.725cm" svg:x="6.107cm" svg:y="20.96cm">
          <draw:text-box>
            <text:p><text:span text:style-name="T2">15:a</text:span><text:span text:style-name="T2">ssign</text:span><text:span text:style-name="T2">ment</text:span></text:p>
          </draw:text-box>
        </draw:frame>
        <draw:connector draw:style-name="gr7" draw:text-style-name="P5" draw:layer="layout" svg:x1="7.894cm" svg:y1="19.145cm" svg:x2="7.894cm" svg:y2="19.69cm" draw:start-shape="id15" draw:start-glue-point="2" draw:end-shape="id16" draw:end-glue-point="0" svg:d="M7894 19145v545" svg:viewBox="0 0 1 546">
          <text:p/>
        </draw:connector>
        <draw:connector draw:style-name="gr7" draw:text-style-name="P5" draw:layer="layout" svg:x1="7.894cm" svg:y1="20.415cm" svg:x2="7.894cm" svg:y2="20.96cm" draw:start-shape="id16" draw:start-glue-point="2" draw:end-shape="id17" draw:end-glue-point="0" svg:d="M7894 20415v545" svg:viewBox="0 0 1 546">
          <text:p/>
        </draw:connector>
        <draw:frame draw:style-name="gr11" draw:text-style-name="P4" xml:id="id18" draw:id="id18" draw:layer="layout" svg:width="3.683cm" svg:height="0.852cm" svg:x="1.635cm" svg:y="18.436cm">
          <draw:text-box>
            <text:p><text:span text:style-name="T2">12:functi</text:span><text:span text:style-name="T2">onDecl</text:span></text:p>
          </draw:text-box>
        </draw:frame>
        <draw:connector draw:style-name="gr7" draw:text-style-name="P5" draw:layer="layout" svg:x1="5.318cm" svg:y1="18.862cm" svg:x2="6.138cm" svg:y2="18.782cm" draw:start-shape="id18" draw:start-glue-point="1" draw:end-shape="id15" draw:end-glue-point="3" svg:d="M5318 18862h410v-80h410" svg:viewBox="0 0 821 81">
          <text:p/>
        </draw:connector>
        <draw:connector draw:style-name="gr10" draw:text-style-name="P5" draw:layer="layout" svg:x1="7.994cm" svg:y1="10.144cm" svg:x2="5.337cm" svg:y2="10.67cm" draw:start-shape="id5" draw:start-glue-point="2" draw:end-shape="id8" draw:end-glue-point="1" svg:d="M7994 10144v526h-2657" svg:viewBox="0 0 2658 527">
          <text:p/>
        </draw:connector>
        <draw:connector draw:style-name="gr10" draw:text-style-name="P5" draw:layer="layout" svg:x1="12.491cm" svg:y1="10.072cm" svg:x2="5.337cm" svg:y2="10.67cm" draw:start-shape="id4" draw:start-glue-point="2" draw:end-shape="id8" draw:end-glue-point="1" svg:d="M12491 10072v598h-7154" svg:viewBox="0 0 7155 599">
          <text:p/>
        </draw:connector>
        <draw:connector draw:style-name="gr7" draw:text-style-name="P5" draw:layer="layout" draw:line-skew="0cm -0.171cm" svg:x1="13.656cm" svg:y1="14.824cm" svg:x2="7.931cm" svg:y2="12.975cm" draw:start-shape="id13" draw:start-glue-point="1" draw:end-shape="id10" draw:end-glue-point="0" svg:d="M13656 14824h501v-2521h-6226v672" svg:viewBox="0 0 6227 2522">
          <text:p/>
        </draw:connector>
        <draw:frame draw:style-name="gr3" draw:text-style-name="P4" xml:id="id19" draw:id="id19" draw:layer="layout" svg:width="3.683cm" svg:height="0.725cm" svg:x="6.08cm" svg:y="22.246cm">
          <draw:text-box>
            <text:p><text:span text:style-name="T2">16:ShortVarD</text:span><text:span text:style-name="T2">ecl</text:span></text:p>
          </draw:text-box>
        </draw:frame>
        <draw:connector draw:style-name="gr7" draw:text-style-name="P5" draw:layer="layout" svg:x1="7.894cm" svg:y1="21.685cm" svg:x2="7.921cm" svg:y2="22.246cm" draw:start-shape="id17" draw:start-glue-point="2" draw:end-shape="id19" draw:end-glue-point="0" svg:d="M7894 21685v281h27v280" svg:viewBox="0 0 28 562">
          <text:p/>
        </draw:connector>
        <draw:frame draw:style-name="gr3" draw:text-style-name="P4" xml:id="id20" draw:id="id20" draw:layer="layout" svg:width="3.194cm" svg:height="0.725cm" svg:x="6.334cm" svg:y="23.733cm">
          <draw:text-box>
            <text:p><text:span text:style-name="T2">17:forStmt</text:span></text:p>
          </draw:text-box>
        </draw:frame>
        <draw:connector draw:style-name="gr7" draw:text-style-name="P5" draw:layer="layout" svg:x1="7.921cm" svg:y1="22.971cm" svg:x2="7.931cm" svg:y2="23.733cm" draw:start-shape="id19" draw:start-glue-point="2" draw:end-shape="id20" draw:end-glue-point="0" svg:d="M7921 22971v381h10v381" svg:viewBox="0 0 11 763">
          <text:p/>
        </draw:connector>
        <draw:frame draw:style-name="gr3" draw:text-style-name="P4" xml:id="id21" draw:id="id21" draw:layer="layout" svg:width="3.512cm" svg:height="0.725cm" svg:x="10.442cm" svg:y="23.77cm">
          <draw:text-box>
            <text:p><text:span text:style-name="T2">18:assig</text:span><text:span text:style-name="T2">nment</text:span></text:p>
          </draw:text-box>
        </draw:frame>
        <draw:frame draw:style-name="gr3" draw:text-style-name="P4" xml:id="id22" draw:id="id22" draw:layer="layout" svg:width="3.194cm" svg:height="0.725cm" svg:x="10.525cm" svg:y="25.003cm">
          <draw:text-box>
            <text:p><text:span text:style-name="T2">19:expressio</text:span><text:span text:style-name="T2">n</text:span></text:p>
          </draw:text-box>
        </draw:frame>
        <draw:connector draw:style-name="gr12" draw:text-style-name="P5" draw:layer="layout" svg:x1="9.528cm" svg:y1="24.095cm" svg:x2="10.442cm" svg:y2="24.132cm" draw:start-shape="id20" draw:start-glue-point="1" draw:end-shape="id21" draw:end-glue-point="3" svg:d="M9528 24095h457v37h457" svg:viewBox="0 0 915 38">
          <text:p/>
        </draw:connector>
        <draw:connector draw:style-name="gr8" draw:text-style-name="P5" draw:layer="layout" svg:x1="7.931cm" svg:y1="24.458cm" svg:x2="10.525cm" svg:y2="25.365cm" draw:start-shape="id20" draw:start-glue-point="2" draw:end-shape="id22" draw:end-glue-point="3" svg:d="M7931 24458v907h2594" svg:viewBox="0 0 2595 908">
          <text:p/>
        </draw:connector>
        <draw:frame draw:style-name="gr3" draw:text-style-name="P4" xml:id="id23" draw:id="id23" draw:layer="layout" svg:width="3.512cm" svg:height="0.725cm" svg:x="1.552cm" svg:y="3.704cm">
          <draw:text-box>
            <text:p><text:span text:style-name="T2">30:a</text:span><text:span text:style-name="T2">ssign</text:span><text:span text:style-name="T2">ment</text:span></text:p>
          </draw:text-box>
        </draw:frame>
        <draw:connector draw:style-name="gr13" draw:text-style-name="P5" draw:layer="layout" svg:x1="3.308cm" svg:y1="4.429cm" svg:x2="3.74cm" svg:y2="4.816cm" draw:start-shape="id23" draw:start-glue-point="2" draw:end-shape="id7" draw:end-glue-point="0" svg:d="M3308 4429v194h432v193" svg:viewBox="0 0 433 388">
          <text:p/>
        </draw:connector>
        <draw:connector draw:style-name="gr13" draw:text-style-name="P5" draw:layer="layout" draw:line-skew="0cm 8.878cm" svg:x1="3.74cm" svg:y1="11.033cm" svg:x2="5.064cm" svg:y2="4.066cm" draw:start-shape="id8" draw:start-glue-point="2" draw:end-shape="id23" draw:end-glue-point="1" svg:d="M3740 11033v501h10976v-7468h-9652" svg:viewBox="0 0 10977 7469">
          <text:p/>
        </draw:connector>
        <draw:frame draw:style-name="gr14" draw:text-style-name="P6" draw:layer="layout" svg:width="2.263cm" svg:height="0.806cm" svg:x="16.417cm" svg:y="4.877cm">
          <draw:text-box>
            <text:p><text:span text:style-name="T3">ifSimp</text:span><text:span text:style-name="T3">le</text:span></text:p>
          </draw:text-box>
        </draw:frame>
        <draw:line draw:style-name="gr15" draw:text-style-name="P5" draw:layer="layout" svg:x1="16.298cm" svg:y1="5.953cm" svg:x2="18.203cm" svg:y2="5.953cm">
          <text:p/>
        </draw:line>
        <draw:frame draw:style-name="gr16" draw:text-style-name="P6" draw:layer="layout" svg:width="1.852cm" svg:height="0.806cm" svg:x="16.324cm" svg:y="10.779cm">
          <draw:text-box>
            <text:p><text:span text:style-name="T3">forPre</text:span></text:p>
          </draw:text-box>
        </draw:frame>
        <draw:frame draw:style-name="gr14" draw:text-style-name="P6" draw:layer="layout" svg:width="2.263cm" svg:height="0.806cm" svg:x="16.119cm" svg:y="12.347cm">
          <draw:text-box>
            <text:p><text:span text:style-name="T3">forCo</text:span><text:span text:style-name="T3">nd</text:span></text:p>
          </draw:text-box>
        </draw:frame>
        <draw:frame draw:style-name="gr17" draw:text-style-name="P6" draw:layer="layout" svg:width="2.077cm" svg:height="0.806cm" svg:x="16.212cm" svg:y="14.081cm">
          <draw:text-box>
            <text:p><text:span text:style-name="T3">forPos</text:span><text:span text:style-name="T3">t</text:span></text:p>
          </draw:text-box>
        </draw:frame>
        <draw:frame draw:style-name="gr18" draw:text-style-name="P6" draw:layer="layout" svg:width="2.297cm" svg:height="0.806cm" svg:x="16.102cm" svg:y="15.141cm">
          <draw:text-box>
            <text:p><text:span text:style-name="T3">forBlo</text:span><text:span text:style-name="T3">ck</text:span></text:p>
          </draw:text-box>
        </draw:frame>
        <draw:frame draw:style-name="gr19" draw:text-style-name="P3" draw:layer="layout" svg:width="3.834cm" svg:height="0.962cm" svg:x="15.333cm" svg:y="3.794cm">
          <draw:text-box>
            <text:p text:style-name="P2">Edge Types</text:p>
          </draw:text-box>
        </draw:frame>
        <draw:line draw:style-name="gr12" draw:text-style-name="P5" draw:layer="layout" svg:x1="16.298cm" svg:y1="11.839cm" svg:x2="18.203cm" svg:y2="11.839cm">
          <text:p/>
        </draw:line>
        <draw:line draw:style-name="gr20" draw:text-style-name="P5" draw:layer="layout" svg:x1="16.298cm" svg:y1="5.953cm" svg:x2="18.203cm" svg:y2="5.953cm">
          <text:p/>
        </draw:line>
        <draw:line draw:style-name="gr8" draw:text-style-name="P5" draw:layer="layout" svg:x1="16.298cm" svg:y1="13.49cm" svg:x2="18.203cm" svg:y2="13.49cm">
          <text:p/>
        </draw:line>
        <draw:frame draw:style-name="gr21" draw:text-style-name="P6" draw:layer="layout" svg:width="1.666cm" svg:height="0.806cm" svg:x="16.417cm" svg:y="6.334cm">
          <draw:text-box>
            <text:p><text:span text:style-name="T3">ifTest</text:span></text:p>
          </draw:text-box>
        </draw:frame>
        <draw:frame draw:style-name="gr17" draw:text-style-name="P6" draw:layer="layout" svg:width="2.077cm" svg:height="0.806cm" svg:x="16.212cm" svg:y="7.56cm">
          <draw:text-box>
            <text:p><text:span text:style-name="T3">ifTake</text:span><text:span text:style-name="T3">n</text:span></text:p>
          </draw:text-box>
        </draw:frame>
        <draw:frame draw:style-name="gr22" draw:text-style-name="P6" draw:layer="layout" svg:width="1.717cm" svg:height="0.806cm" svg:x="16.392cm" svg:y="8.747cm">
          <draw:text-box>
            <text:p><text:span text:style-name="T3">ifElse</text:span></text:p>
          </draw:text-box>
        </draw:frame>
        <draw:line draw:style-name="gr15" draw:text-style-name="P5" draw:layer="layout" svg:x1="16.298cm" svg:y1="7.223cm" svg:x2="18.203cm" svg:y2="7.223cm">
          <text:p/>
        </draw:line>
        <draw:line draw:style-name="gr23" draw:text-style-name="P5" draw:layer="layout" svg:x1="16.298cm" svg:y1="8.493cm" svg:x2="18.203cm" svg:y2="8.493cm">
          <text:p/>
        </draw:line>
        <draw:line draw:style-name="gr6" draw:text-style-name="P5" draw:layer="layout" svg:x1="16.298cm" svg:y1="9.636cm" svg:x2="18.203cm" svg:y2="9.636cm">
          <text:p/>
        </draw:line>
        <draw:line draw:style-name="gr24" draw:text-style-name="P5" draw:layer="layout" svg:x1="16.298cm" svg:y1="14.97cm" svg:x2="18.203cm" svg:y2="14.97cm">
          <text:p/>
        </draw:line>
        <draw:line draw:style-name="gr25" draw:text-style-name="P5" draw:layer="layout" svg:x1="16.298cm" svg:y1="16.113cm" svg:x2="18.203cm" svg:y2="16.113cm">
          <text:p/>
        </draw:line>
        <draw:frame draw:style-name="gr26" draw:text-style-name="P6" draw:layer="layout" svg:width="5.222cm" svg:height="0.806cm" svg:x="14.843cm" svg:y="17.212cm">
          <draw:text-box>
            <text:p><text:span text:style-name="T3">Seque</text:span><text:span text:style-name="T3">ntial </text:span><text:span text:style-name="T3">succe</text:span><text:span text:style-name="T3">ssor</text:span></text:p>
          </draw:text-box>
        </draw:frame>
        <draw:frame draw:style-name="gr27" draw:text-style-name="P6" draw:layer="layout" svg:width="3.254cm" svg:height="0.806cm" svg:x="15.623cm" svg:y="20.006cm">
          <draw:text-box>
            <text:p><text:span text:style-name="T3">Functi</text:span><text:span text:style-name="T3">onCall</text:span></text:p>
          </draw:text-box>
        </draw:frame>
        <draw:frame draw:style-name="gr28" draw:text-style-name="P6" draw:layer="layout" svg:width="4.591cm" svg:height="0.806cm" svg:x="14.955cm" svg:y="18.609cm">
          <draw:text-box>
            <text:p><text:span text:style-name="T3">Inferre</text:span><text:span text:style-name="T3">d </text:span><text:span text:style-name="T3">succe</text:span><text:span text:style-name="T3">ssor</text:span></text:p>
          </draw:text-box>
        </draw:frame>
        <draw:line draw:style-name="gr13" draw:text-style-name="P5" draw:layer="layout" svg:x1="15.853cm" svg:y1="21.32cm" svg:x2="18.647cm" svg:y2="21.32cm">
          <text:p/>
        </draw:line>
        <draw:line draw:style-name="gr10" draw:text-style-name="P5" draw:layer="layout" svg:x1="15.98cm" svg:y1="19.542cm" svg:x2="18.52cm" svg:y2="19.542cm">
          <text:p/>
        </draw:line>
        <draw:line draw:style-name="gr7" draw:text-style-name="P5" draw:layer="layout" svg:x1="15.79cm" svg:y1="18.145cm" svg:x2="18.711cm" svg:y2="18.145cm">
          <text:p/>
        </draw:line>
      </draw:page>
      <draw:page draw:name="page3" draw:style-name="dp1" draw:master-page-name="Default">
        <draw:frame draw:style-name="gr3" draw:text-style-name="P4" xml:id="id24" draw:id="id24" draw:layer="layout" svg:width="3.194cm" svg:height="0.725cm" svg:x="2.573cm" svg:y="3.286cm">
          <draw:text-box>
            <text:p><text:span text:style-name="T2">17:forS</text:span><text:span text:style-name="T2">tmt</text:span></text:p>
          </draw:text-box>
        </draw:frame>
        <draw:frame draw:style-name="gr3" draw:text-style-name="P4" xml:id="id25" draw:id="id25" draw:layer="layout" svg:width="3.512cm" svg:height="0.725cm" svg:x="6.378cm" svg:y="3.323cm">
          <draw:text-box>
            <text:p><text:span text:style-name="T2">18:assignme</text:span><text:span text:style-name="T2">nt</text:span></text:p>
          </draw:text-box>
        </draw:frame>
        <draw:frame draw:style-name="gr3" draw:text-style-name="P4" xml:id="id26" draw:id="id26" draw:layer="layout" svg:width="3.194cm" svg:height="0.725cm" svg:x="6.461cm" svg:y="4.556cm">
          <draw:text-box>
            <text:p><text:span text:style-name="T2">19:expr</text:span><text:span text:style-name="T2">ession</text:span></text:p>
          </draw:text-box>
        </draw:frame>
        <draw:frame draw:style-name="gr3" draw:text-style-name="P4" xml:id="id27" draw:id="id27" draw:layer="layout" svg:width="3.512cm" svg:height="0.725cm" svg:x="6.251cm" svg:y="12.721cm">
          <draw:text-box>
            <text:p><text:span text:style-name="T2">20:assign</text:span><text:span text:style-name="T2">ment</text:span></text:p>
          </draw:text-box>
        </draw:frame>
        <draw:connector draw:style-name="gr29" draw:text-style-name="P5" draw:layer="layout" svg:x1="5.767cm" svg:y1="3.648cm" svg:x2="6.378cm" svg:y2="3.685cm" draw:start-shape="id24" draw:start-glue-point="1" draw:end-shape="id25" draw:end-glue-point="3" svg:d="M5767 3648h306v37h305" svg:viewBox="0 0 612 38">
          <text:p/>
        </draw:connector>
        <draw:connector draw:style-name="gr8" draw:text-style-name="P5" draw:layer="layout" svg:x1="4.17cm" svg:y1="4.011cm" svg:x2="6.461cm" svg:y2="4.918cm" draw:start-shape="id24" draw:start-glue-point="2" draw:end-shape="id26" draw:end-glue-point="3" svg:d="M4170 4011v907h2291" svg:viewBox="0 0 2292 908">
          <text:p/>
        </draw:connector>
        <draw:connector draw:style-name="gr24" draw:text-style-name="P5" draw:layer="layout" svg:x1="4.17cm" svg:y1="4.011cm" svg:x2="6.251cm" svg:y2="13.083cm" draw:start-shape="id24" draw:start-glue-point="2" draw:end-shape="id27" draw:end-glue-point="3" svg:d="M4170 4011v9072h2081" svg:viewBox="0 0 2082 9073">
          <text:p/>
        </draw:connector>
        <draw:connector draw:style-name="gr7" draw:text-style-name="P5" draw:layer="layout" svg:x1="8.134cm" svg:y1="4.048cm" svg:x2="8.058cm" svg:y2="4.556cm" draw:start-shape="id25" draw:start-glue-point="2" draw:end-shape="id26" draw:end-glue-point="0" svg:d="M8134 4048v254h-76v254" svg:viewBox="0 0 77 509">
          <text:p/>
        </draw:connector>
        <draw:frame draw:style-name="gr3" draw:text-style-name="P4" xml:id="id28" draw:id="id28" draw:layer="layout" svg:width="3.194cm" svg:height="0.725cm" svg:x="6.408cm" svg:y="5.946cm">
          <draw:text-box>
            <text:p><text:span text:style-name="T2">21:forStmt</text:span></text:p>
          </draw:text-box>
        </draw:frame>
        <draw:connector draw:style-name="gr25" draw:text-style-name="P5" draw:layer="layout" svg:x1="4.17cm" svg:y1="4.011cm" svg:x2="6.408cm" svg:y2="6.308cm" draw:start-shape="id24" draw:start-glue-point="2" draw:end-shape="id28" draw:end-glue-point="3" svg:d="M4170 4011v2297h2238" svg:viewBox="0 0 2239 2298">
          <text:p/>
        </draw:connector>
        <draw:frame draw:style-name="gr3" draw:text-style-name="P4" xml:id="id29" draw:id="id29" draw:layer="layout" svg:width="3.512cm" svg:height="0.725cm" svg:x="10.823cm" svg:y="5.946cm">
          <draw:text-box>
            <text:p><text:span text:style-name="T2">22:assi</text:span><text:span text:style-name="T2">gnment</text:span></text:p>
          </draw:text-box>
        </draw:frame>
        <draw:frame draw:style-name="gr3" draw:text-style-name="P4" xml:id="id30" draw:id="id30" draw:layer="layout" svg:width="3.194cm" svg:height="0.725cm" svg:x="10.906cm" svg:y="7.179cm">
          <draw:text-box>
            <text:p><text:span text:style-name="T2">23:expression</text:span></text:p>
          </draw:text-box>
        </draw:frame>
        <draw:frame draw:style-name="gr3" draw:text-style-name="P4" xml:id="id34" draw:id="id34" draw:layer="layout" svg:width="3.512cm" svg:height="0.725cm" svg:x="10.779cm" svg:y="11.959cm">
          <draw:text-box>
            <text:p><text:span text:style-name="T2">24:IncDecSt</text:span><text:span text:style-name="T2">mt</text:span></text:p>
          </draw:text-box>
        </draw:frame>
        <draw:connector draw:style-name="gr12" draw:text-style-name="P5" draw:layer="layout" svg:x1="9.602cm" svg:y1="6.308cm" svg:x2="10.823cm" svg:y2="6.308cm" draw:start-shape="id28" draw:start-glue-point="1" draw:end-shape="id29" draw:end-glue-point="3" svg:d="M9602 6308h1221" svg:viewBox="0 0 1222 1">
          <text:p/>
        </draw:connector>
        <draw:connector draw:style-name="gr7" draw:text-style-name="P5" draw:layer="layout" svg:x1="12.579cm" svg:y1="6.671cm" svg:x2="12.503cm" svg:y2="7.179cm" draw:start-shape="id29" draw:start-glue-point="2" draw:end-shape="id30" draw:end-glue-point="0" svg:d="M12579 6671v254h-76v254" svg:viewBox="0 0 77 509">
          <text:p/>
        </draw:connector>
        <draw:frame draw:style-name="gr3" draw:text-style-name="P4" xml:id="id31" draw:id="id31" draw:layer="layout" svg:width="3.194cm" svg:height="0.725cm" svg:x="10.887cm" svg:y="8.747cm">
          <draw:text-box>
            <text:p><text:span text:style-name="T2">25:forStmt</text:span></text:p>
          </draw:text-box>
        </draw:frame>
        <draw:frame draw:style-name="gr3" draw:text-style-name="P4" xml:id="id32" draw:id="id32" draw:layer="layout" svg:width="3.512cm" svg:height="0.725cm" svg:x="15.328cm" svg:y="8.86cm">
          <draw:text-box>
            <text:p><text:span text:style-name="T2">26:assignment</text:span></text:p>
          </draw:text-box>
        </draw:frame>
        <draw:frame draw:style-name="gr3" draw:text-style-name="P4" xml:id="id33" draw:id="id33" draw:layer="layout" svg:width="3.194cm" svg:height="0.725cm" svg:x="15.411cm" svg:y="10.093cm">
          <draw:text-box>
            <text:p><text:span text:style-name="T2">27:expression</text:span></text:p>
          </draw:text-box>
        </draw:frame>
        <draw:frame draw:style-name="gr3" draw:text-style-name="P4" xml:id="id35" draw:id="id35" draw:layer="layout" svg:width="3.512cm" svg:height="0.725cm" svg:x="15.395cm" svg:y="15.478cm">
          <draw:text-box>
            <text:p><text:span text:style-name="T2">28:IncDecStmt</text:span></text:p>
          </draw:text-box>
        </draw:frame>
        <draw:connector draw:style-name="gr12" draw:text-style-name="P5" draw:layer="layout" svg:x1="14.081cm" svg:y1="9.109cm" svg:x2="15.328cm" svg:y2="9.222cm" draw:start-shape="id31" draw:start-glue-point="1" draw:end-shape="id32" draw:end-glue-point="3" svg:d="M14081 9109h624v113h623" svg:viewBox="0 0 1248 114">
          <text:p/>
        </draw:connector>
        <draw:connector draw:style-name="gr7" draw:text-style-name="P5" draw:layer="layout" svg:x1="17.084cm" svg:y1="9.585cm" svg:x2="17.008cm" svg:y2="10.093cm" draw:start-shape="id32" draw:start-glue-point="2" draw:end-shape="id33" draw:end-glue-point="0" svg:d="M17084 9585v254h-76v254" svg:viewBox="0 0 77 509">
          <text:p/>
        </draw:connector>
        <draw:connector draw:style-name="gr8" draw:text-style-name="P5" draw:layer="layout" svg:x1="8.005cm" svg:y1="6.671cm" svg:x2="10.906cm" svg:y2="7.541cm" draw:start-shape="id28" draw:start-glue-point="2" draw:end-shape="id30" draw:end-glue-point="3" svg:d="M8005 6671v870h2901" svg:viewBox="0 0 2902 871">
          <text:p/>
        </draw:connector>
        <draw:connector draw:style-name="gr24" draw:text-style-name="P5" draw:layer="layout" svg:x1="8.005cm" svg:y1="6.671cm" svg:x2="10.779cm" svg:y2="12.321cm" draw:start-shape="id28" draw:start-glue-point="2" draw:end-shape="id34" draw:end-glue-point="3" svg:d="M8005 6671v5650h2774" svg:viewBox="0 0 2775 5651">
          <text:p/>
        </draw:connector>
        <draw:connector draw:style-name="gr25" draw:text-style-name="P5" draw:layer="layout" svg:x1="8.005cm" svg:y1="6.671cm" svg:x2="10.887cm" svg:y2="9.109cm" draw:start-shape="id28" draw:start-glue-point="2" draw:end-shape="id31" draw:end-glue-point="3" svg:d="M8005 6671v2438h2882" svg:viewBox="0 0 2883 2439">
          <text:p/>
        </draw:connector>
        <draw:frame draw:style-name="gr3" draw:text-style-name="P4" xml:id="id36" draw:id="id36" draw:layer="layout" svg:width="3.512cm" svg:height="0.725cm" svg:x="15.268cm" svg:y="11.488cm">
          <draw:text-box>
            <text:p><text:span text:style-name="T2">29:assignment</text:span></text:p>
          </draw:text-box>
        </draw:frame>
        <draw:frame draw:style-name="gr3" draw:text-style-name="P4" xml:id="id37" draw:id="id37" draw:layer="layout" svg:width="3.512cm" svg:height="0.725cm" svg:x="15.268cm" svg:y="12.885cm">
          <draw:text-box>
            <text:p><text:span text:style-name="T2">30:assignment</text:span></text:p>
          </draw:text-box>
        </draw:frame>
        <draw:connector draw:style-name="gr8" draw:text-style-name="P5" draw:layer="layout" svg:x1="12.484cm" svg:y1="9.472cm" svg:x2="15.411cm" svg:y2="10.455cm" draw:start-shape="id31" draw:start-glue-point="2" draw:end-shape="id33" draw:end-glue-point="3" svg:d="M12484 9472v983h2927" svg:viewBox="0 0 2928 984">
          <text:p/>
        </draw:connector>
        <draw:connector draw:style-name="gr24" draw:text-style-name="P5" draw:layer="layout" svg:x1="12.484cm" svg:y1="9.472cm" svg:x2="15.395cm" svg:y2="15.84cm" draw:start-shape="id31" draw:start-glue-point="2" draw:end-shape="id35" draw:end-glue-point="3" svg:d="M12484 9472v6368h2911" svg:viewBox="0 0 2912 6369">
          <text:p/>
        </draw:connector>
        <draw:connector draw:style-name="gr30" draw:text-style-name="P5" draw:layer="layout" svg:x1="12.484cm" svg:y1="9.472cm" svg:x2="15.268cm" svg:y2="11.85cm" draw:start-shape="id31" draw:start-glue-point="2" draw:end-shape="id36" draw:end-glue-point="3" svg:d="M12484 9472v2378h2784" svg:viewBox="0 0 2785 2379">
          <text:p/>
        </draw:connector>
        <draw:connector draw:style-name="gr7" draw:text-style-name="P5" draw:layer="layout" svg:x1="17.024cm" svg:y1="12.213cm" svg:x2="17.024cm" svg:y2="12.885cm" draw:start-shape="id36" draw:start-glue-point="2" draw:end-shape="id37" draw:end-glue-point="0" svg:d="M17024 12213v672" svg:viewBox="0 0 1 673">
          <text:p/>
        </draw:connector>
        <draw:frame draw:style-name="gr3" draw:text-style-name="P4" xml:id="id38" draw:id="id38" draw:layer="layout" svg:width="3.194cm" svg:height="0.725cm" svg:x="2.573cm" svg:y="17.002cm">
          <draw:text-box>
            <text:p><text:span text:style-name="T2">31:ExprStmt</text:span></text:p>
          </draw:text-box>
        </draw:frame>
        <draw:connector draw:style-name="gr7" draw:text-style-name="P5" draw:layer="layout" svg:x1="4.17cm" svg:y1="4.011cm" svg:x2="4.17cm" svg:y2="17.002cm" draw:start-shape="id24" draw:start-glue-point="2" draw:end-shape="id38" draw:end-glue-point="0" svg:d="M4170 4011v12991" svg:viewBox="0 0 1 12992">
          <text:p/>
        </draw:connector>
        <draw:connector draw:style-name="gr10" draw:text-style-name="P5" draw:layer="layout" svg:x1="18.907cm" svg:y1="15.84cm" svg:x2="12.484cm" svg:y2="8.747cm" draw:start-shape="id35" draw:start-glue-point="1" draw:end-shape="id31" draw:end-glue-point="0" svg:d="M18907 15840h501v-7594h-6924v501" svg:viewBox="0 0 6925 7595">
          <text:p/>
        </draw:connector>
        <draw:connector draw:style-name="gr10" draw:text-style-name="P5" draw:layer="layout" svg:x1="14.291cm" svg:y1="12.321cm" svg:x2="8.005cm" svg:y2="5.946cm" draw:start-shape="id34" draw:start-glue-point="1" draw:end-shape="id28" draw:end-glue-point="0" svg:d="M14291 12321h501v-6876h-6787v501" svg:viewBox="0 0 6788 6877">
          <text:p/>
        </draw:connector>
        <draw:connector draw:style-name="gr31" draw:text-style-name="P5" draw:layer="layout" svg:x1="9.763cm" svg:y1="13.083cm" svg:x2="4.17cm" svg:y2="3.286cm" draw:start-shape="id27" draw:start-glue-point="1" draw:end-shape="id24" draw:end-glue-point="0" svg:d="M9763 13083h501v-10298h-6094v501" svg:viewBox="0 0 6095 10299">
          <text:p/>
        </draw:connector>
        <draw:frame draw:style-name="gr3" draw:text-style-name="P4" xml:id="id42" draw:id="id42" draw:layer="layout" svg:width="3.512cm" svg:height="0.725cm" svg:x="2.414cm" svg:y="18.272cm">
          <draw:text-box>
            <text:p><text:span text:style-name="T2">32:assignment</text:span></text:p>
          </draw:text-box>
        </draw:frame>
        <draw:frame draw:style-name="gr3" draw:text-style-name="P4" xml:id="id39" draw:id="id39" draw:layer="layout" svg:width="3.194cm" svg:height="0.725cm" svg:x="2.573cm" svg:y="20.05cm">
          <draw:text-box>
            <text:p><text:span text:style-name="T2">33:forStmt</text:span></text:p>
          </draw:text-box>
        </draw:frame>
        <draw:frame draw:style-name="gr3" draw:text-style-name="P4" xml:id="id41" draw:id="id41" draw:layer="layout" svg:width="3.194cm" svg:height="0.725cm" svg:x="6.715cm" svg:y="20.054cm">
          <draw:text-box>
            <text:p><text:span text:style-name="T2">34:expression</text:span></text:p>
          </draw:text-box>
        </draw:frame>
        <draw:frame draw:style-name="gr3" draw:text-style-name="P4" xml:id="id40" draw:id="id40" draw:layer="layout" svg:width="3.512cm" svg:height="0.725cm" svg:x="6.715cm" svg:y="21.23cm">
          <draw:text-box>
            <text:p><text:span text:style-name="T2">35:assignment</text:span></text:p>
          </draw:text-box>
        </draw:frame>
        <draw:connector draw:style-name="gr7" draw:text-style-name="P5" draw:layer="layout" svg:x1="4.17cm" svg:y1="20.775cm" svg:x2="6.715cm" svg:y2="21.592cm" draw:start-shape="id39" draw:start-glue-point="2" draw:end-shape="id40" draw:end-glue-point="3" svg:d="M4170 20775v817h2545" svg:viewBox="0 0 2546 818">
          <text:p/>
        </draw:connector>
        <draw:connector draw:style-name="gr7" draw:text-style-name="P5" draw:layer="layout" svg:x1="5.767cm" svg:y1="20.412cm" svg:x2="6.715cm" svg:y2="20.416cm" draw:start-shape="id39" draw:start-glue-point="1" draw:end-shape="id41" draw:end-glue-point="3" svg:d="M5767 20412h474v4h474" svg:viewBox="0 0 949 5">
          <text:p/>
        </draw:connector>
        <draw:connector draw:style-name="gr7" draw:text-style-name="P5" draw:layer="layout" svg:x1="4.17cm" svg:y1="17.727cm" svg:x2="4.17cm" svg:y2="18.272cm" draw:start-shape="id38" draw:start-glue-point="2" draw:end-shape="id42" draw:end-glue-point="0" svg:d="M4170 17727v545" svg:viewBox="0 0 1 546">
          <text:p/>
        </draw:connector>
        <draw:connector draw:style-name="gr7" draw:text-style-name="P5" draw:layer="layout" svg:x1="4.17cm" svg:y1="18.997cm" svg:x2="4.17cm" svg:y2="20.05cm" draw:start-shape="id42" draw:start-glue-point="2" draw:end-shape="id39" draw:end-glue-point="0" svg:d="M4170 18997v1053" svg:viewBox="0 0 1 1054">
          <text:p/>
        </draw:connector>
        <draw:connector draw:style-name="gr10" draw:text-style-name="P5" draw:layer="layout" svg:x1="10.227cm" svg:y1="21.592cm" svg:x2="4.17cm" svg:y2="20.05cm" draw:start-shape="id40" draw:start-glue-point="1" draw:end-shape="id39" draw:end-glue-point="0" svg:d="M10227 21592h501v-2043h-6558v501" svg:viewBox="0 0 6559 2044">
          <text:p/>
        </draw:connector>
        <draw:frame draw:style-name="gr3" draw:text-style-name="P4" xml:id="id43" draw:id="id43" draw:layer="layout" svg:width="3.194cm" svg:height="0.725cm" svg:x="15.967cm" svg:y="14.372cm">
          <draw:text-box>
            <text:p><text:span text:style-name="T2">0:functionDecl</text:span></text:p>
          </draw:text-box>
        </draw:frame>
        <draw:connector draw:style-name="gr13" draw:text-style-name="P5" draw:layer="layout" svg:x1="17.024cm" svg:y1="13.61cm" svg:x2="17.564cm" svg:y2="14.372cm" draw:start-shape="id37" draw:start-glue-point="2" draw:end-shape="id43" draw:end-glue-point="0" svg:d="M17024 13610v381h540v381" svg:viewBox="0 0 541 763">
          <text:p/>
        </draw:connector>
        <draw:frame draw:style-name="gr3" draw:text-style-name="P4" xml:id="id44" draw:id="id44" draw:layer="layout" svg:width="3.194cm" svg:height="0.725cm" svg:x="2.573cm" svg:y="22.209cm">
          <draw:text-box>
            <text:p><text:span text:style-name="T2">36:exprStmt</text:span></text:p>
          </draw:text-box>
        </draw:frame>
        <draw:connector draw:style-name="gr7" draw:text-style-name="P5" draw:layer="layout" svg:x1="4.17cm" svg:y1="20.775cm" svg:x2="4.17cm" svg:y2="22.209cm" draw:start-shape="id39" draw:end-shape="id44" draw:end-glue-point="0" svg:d="M4170 20775v1434" svg:viewBox="0 0 1 1435">
          <text:p/>
        </draw:connector>
        <draw:frame draw:style-name="gr3" draw:text-style-name="P4" xml:id="id45" draw:id="id45" draw:layer="layout" svg:width="3.194cm" svg:height="0.725cm" svg:x="2.573cm" svg:y="23.643cm">
          <draw:text-box>
            <text:p><text:span text:style-name="T2">37:ExprStmt</text:span></text:p>
          </draw:text-box>
        </draw:frame>
        <draw:frame draw:style-name="gr3" draw:text-style-name="P4" xml:id="id46" draw:id="id46" draw:layer="layout" svg:width="3.194cm" svg:height="0.725cm" svg:x="2.573cm" svg:y="25.13cm">
          <draw:text-box>
            <text:p><text:span text:style-name="T2">38:forStmt</text:span></text:p>
          </draw:text-box>
        </draw:frame>
        <draw:connector draw:style-name="gr7" draw:text-style-name="P5" draw:layer="layout" svg:x1="4.17cm" svg:y1="22.934cm" svg:x2="4.17cm" svg:y2="23.643cm" draw:start-shape="id44" draw:start-glue-point="2" draw:end-shape="id45" draw:end-glue-point="0" svg:d="M4170 22934v709" svg:viewBox="0 0 1 710">
          <text:p/>
        </draw:connector>
        <draw:connector draw:style-name="gr7" draw:text-style-name="P5" draw:layer="layout" svg:x1="4.17cm" svg:y1="24.368cm" svg:x2="4.17cm" svg:y2="25.13cm" draw:start-shape="id45" draw:start-glue-point="2" draw:end-shape="id46" draw:end-glue-point="0" svg:d="M4170 24368v762" svg:viewBox="0 0 1 763">
          <text:p/>
        </draw:connector>
        <draw:frame draw:style-name="gr4" draw:text-style-name="P3" draw:layer="layout" svg:width="6.429cm" svg:height="1.673cm" svg:x="11.795cm" svg:y="1.762cm">
          <draw:text-box>
            <text:p text:style-name="P2">Statement Graph for </text:p>
            <text:p text:style-name="P2">forstatements.go</text:p>
          </draw:text-box>
        </draw:frame>
        <draw:connector draw:style-name="gr7" draw:text-style-name="P5" draw:layer="layout" svg:x1="8.058cm" svg:y1="5.281cm" svg:x2="8.005cm" svg:y2="5.946cm" draw:start-shape="id26" draw:start-glue-point="2" draw:end-shape="id28" draw:end-glue-point="0" svg:d="M8058 5281v333h-53v332" svg:viewBox="0 0 54 666">
          <text:p/>
        </draw:connector>
        <draw:connector draw:style-name="gr7" draw:text-style-name="P5" draw:layer="layout" svg:x1="8.005cm" svg:y1="6.671cm" svg:x2="8.007cm" svg:y2="12.721cm" draw:start-shape="id28" draw:start-glue-point="2" draw:end-shape="id27" draw:end-glue-point="0" svg:d="M8005 6671v3025h2v3025" svg:viewBox="0 0 3 6051">
          <text:p/>
        </draw:connector>
        <draw:line draw:style-name="gr7" draw:text-style-name="P5" draw:layer="layout" svg:x1="12.557cm" svg:y1="7.858cm" svg:x2="12.557cm" svg:y2="8.874cm">
          <text:p/>
        </draw:line>
      </draw:page>
      <draw:page draw:name="page4" draw:style-name="dp1" draw:master-page-name="Default">
        <draw:frame draw:style-name="gr3" draw:text-style-name="P4" xml:id="id47" draw:id="id47" draw:layer="layout" svg:width="3.194cm" svg:height="0.725cm" svg:x="4.568cm" svg:y="2.815cm">
          <draw:text-box>
            <text:p><text:span text:style-name="T2">38:forStmt</text:span></text:p>
          </draw:text-box>
        </draw:frame>
        <draw:frame draw:style-name="gr3" draw:text-style-name="P4" xml:id="id48" draw:id="id48" draw:layer="layout" svg:width="3.512cm" svg:height="0.725cm" svg:x="8.578cm" svg:y="4.048cm">
          <draw:text-box>
            <text:p><text:span text:style-name="T2">39:assignment</text:span></text:p>
          </draw:text-box>
        </draw:frame>
        <draw:frame draw:style-name="gr32" draw:text-style-name="P7" draw:layer="layout" svg:width="0.621cm" svg:height="0.726cm" svg:x="10.024cm" svg:y="5.905cm">
          <draw:text-box>
            <text:p><text:span text:style-name="T2">:</text:span></text:p>
          </draw:text-box>
        </draw:frame>
        <draw:frame draw:style-name="gr32" draw:text-style-name="P7" draw:layer="layout" svg:width="0.621cm" svg:height="0.726cm" svg:x="5.855cm" svg:y="4.801cm">
          <draw:text-box>
            <text:p><text:span text:style-name="T2">:</text:span></text:p>
          </draw:text-box>
        </draw:frame>
        <draw:connector draw:style-name="gr25" draw:text-style-name="P5" draw:layer="layout" svg:x1="6.165cm" svg:y1="3.54cm" svg:x2="8.578cm" svg:y2="4.41cm" draw:start-shape="id47" draw:start-glue-point="2" draw:end-shape="id48" svg:d="M6165 3540v870h2413" svg:viewBox="0 0 2414 871">
          <text:p/>
        </draw:connector>
        <draw:frame draw:style-name="gr3" draw:text-style-name="P4" xml:id="id49" draw:id="id49" draw:layer="layout" svg:width="3.194cm" svg:height="0.725cm" svg:x="8.737cm" svg:y="5.572cm">
          <draw:text-box>
            <text:p><text:span text:style-name="T2">40:ifStmt</text:span></text:p>
          </draw:text-box>
        </draw:frame>
        <draw:frame draw:style-name="gr3" draw:text-style-name="P4" xml:id="id50" draw:id="id50" draw:layer="layout" svg:width="3.194cm" svg:height="0.725cm" svg:x="13.046cm" svg:y="5.572cm">
          <draw:text-box>
            <text:p><text:span text:style-name="T2">41:unaryExpr</text:span></text:p>
          </draw:text-box>
        </draw:frame>
        <draw:connector draw:style-name="gr15" draw:text-style-name="P5" draw:layer="layout" svg:x1="11.931cm" svg:y1="5.934cm" svg:x2="13.046cm" svg:y2="5.934cm" draw:start-shape="id49" draw:start-glue-point="1" draw:end-shape="id50" draw:end-glue-point="3" svg:d="M11931 5934h1115" svg:viewBox="0 0 1116 1">
          <text:p/>
        </draw:connector>
        <draw:frame draw:style-name="gr3" draw:text-style-name="P4" xml:id="id51" draw:id="id51" draw:layer="layout" svg:width="3.194cm" svg:height="0.725cm" svg:x="13.046cm" svg:y="7.278cm">
          <draw:text-box>
            <text:p><text:span text:style-name="T2">42:StmtList</text:span></text:p>
          </draw:text-box>
        </draw:frame>
        <draw:frame draw:style-name="gr3" draw:text-style-name="P4" xml:id="id52" draw:id="id52" draw:layer="layout" svg:width="3.194cm" svg:height="0.725cm" svg:x="13.046cm" svg:y="8.585cm">
          <draw:text-box>
            <text:p><text:span text:style-name="T2">43:BreakStmt</text:span></text:p>
          </draw:text-box>
        </draw:frame>
        <draw:connector draw:style-name="gr23" draw:text-style-name="P5" draw:layer="layout" svg:x1="10.334cm" svg:y1="6.297cm" svg:x2="13.046cm" svg:y2="7.64cm" draw:start-shape="id49" draw:start-glue-point="2" draw:end-shape="id51" draw:end-glue-point="3" svg:d="M10334 6297v1343h2712" svg:viewBox="0 0 2713 1344">
          <text:p/>
        </draw:connector>
        <draw:connector draw:style-name="gr7" draw:text-style-name="P5" draw:layer="layout" svg:x1="14.643cm" svg:y1="6.297cm" svg:x2="14.643cm" svg:y2="7.278cm" draw:start-shape="id50" draw:start-glue-point="2" draw:end-shape="id51" draw:end-glue-point="0" svg:d="M14643 6297v981" svg:viewBox="0 0 1 982">
          <text:p/>
        </draw:connector>
        <draw:connector draw:style-name="gr7" draw:text-style-name="P5" draw:layer="layout" svg:x1="14.643cm" svg:y1="8.003cm" svg:x2="14.643cm" svg:y2="8.585cm" draw:start-shape="id51" draw:start-glue-point="2" draw:end-shape="id52" draw:end-glue-point="0" svg:d="M14643 8003v582" svg:viewBox="0 0 1 583">
          <text:p/>
        </draw:connector>
        <draw:connector draw:style-name="gr7" draw:text-style-name="P5" draw:layer="layout" svg:x1="10.334cm" svg:y1="4.773cm" svg:x2="10.334cm" svg:y2="5.572cm" draw:start-shape="id48" draw:start-glue-point="2" draw:end-shape="id49" draw:end-glue-point="0" svg:d="M10334 4773v799" svg:viewBox="0 0 1 800">
          <text:p/>
        </draw:connector>
        <draw:frame draw:style-name="gr3" draw:text-style-name="P4" xml:id="id53" draw:id="id53" draw:layer="layout" svg:width="3.194cm" svg:height="0.725cm" svg:x="8.737cm" svg:y="9.636cm">
          <draw:text-box>
            <text:p><text:span text:style-name="T2">44:ExprStmt</text:span></text:p>
          </draw:text-box>
        </draw:frame>
        <draw:frame draw:style-name="gr3" draw:text-style-name="P4" xml:id="id54" draw:id="id54" draw:layer="layout" svg:width="3.194cm" svg:height="0.725cm" svg:x="4.588cm" svg:y="10.525cm">
          <draw:text-box>
            <text:p><text:span text:style-name="T2">45:ExprStmt</text:span></text:p>
          </draw:text-box>
        </draw:frame>
        <draw:connector draw:style-name="gr7" draw:text-style-name="P5" draw:layer="layout" svg:x1="10.334cm" svg:y1="6.297cm" svg:x2="10.334cm" svg:y2="9.636cm" draw:start-shape="id49" draw:start-glue-point="2" draw:end-shape="id53" draw:end-glue-point="0" svg:d="M10334 6297v3339" svg:viewBox="0 0 1 3340">
          <text:p/>
        </draw:connector>
        <draw:connector draw:style-name="gr7" draw:text-style-name="P5" draw:layer="layout" svg:x1="6.165cm" svg:y1="3.54cm" svg:x2="6.185cm" svg:y2="10.525cm" draw:start-shape="id47" draw:start-glue-point="2" draw:end-shape="id54" draw:end-glue-point="0" svg:d="M6165 3540v3493h20v3492" svg:viewBox="0 0 21 6986">
          <text:p/>
        </draw:connector>
        <draw:connector draw:style-name="gr10" draw:text-style-name="P5" draw:layer="layout" draw:line-skew="5.976cm" svg:x1="11.931cm" svg:y1="9.998cm" svg:x2="7.762cm" svg:y2="3.177cm" draw:start-shape="id53" draw:start-glue-point="1" draw:end-shape="id47" draw:end-glue-point="1" svg:d="M11931 9998h6477v-6821h-10646" svg:viewBox="0 0 10647 6822">
          <text:p/>
        </draw:connector>
        <draw:connector draw:style-name="gr10" draw:text-style-name="P5" draw:layer="layout" svg:x1="14.643cm" svg:y1="9.31cm" svg:x2="7.782cm" svg:y2="10.887cm" draw:start-shape="id52" draw:start-glue-point="2" draw:end-shape="id54" draw:end-glue-point="1" svg:d="M14643 9310v1577h-6861" svg:viewBox="0 0 6862 1578">
          <text:p/>
        </draw:connector>
        <draw:frame draw:style-name="gr3" draw:text-style-name="P4" xml:id="id55" draw:id="id55" draw:layer="layout" svg:width="3.512cm" svg:height="0.725cm" svg:x="4.429cm" svg:y="11.922cm">
          <draw:text-box>
            <text:p><text:span text:style-name="T2">46:assignment</text:span></text:p>
          </draw:text-box>
        </draw:frame>
        <draw:frame draw:style-name="gr3" draw:text-style-name="P4" xml:id="id56" draw:id="id56" draw:layer="layout" svg:width="3.194cm" svg:height="0.725cm" svg:x="4.568cm" svg:y="13.864cm">
          <draw:text-box>
            <text:p><text:span text:style-name="T2">47:forStmt</text:span></text:p>
          </draw:text-box>
        </draw:frame>
        <draw:frame draw:style-name="gr3" draw:text-style-name="P4" xml:id="id60" draw:id="id60" draw:layer="layout" svg:width="3.683cm" svg:height="0.725cm" svg:x="8.493cm" svg:y="13.864cm">
          <draw:text-box>
            <text:p><text:span text:style-name="T2">48:ShortVarDecl</text:span></text:p>
          </draw:text-box>
        </draw:frame>
        <draw:frame draw:style-name="gr3" draw:text-style-name="P4" xml:id="id58" draw:id="id58" draw:layer="layout" svg:width="3.512cm" svg:height="0.725cm" svg:x="8.578cm" svg:y="16.404cm">
          <draw:text-box>
            <text:p><text:span text:style-name="T2">50:assignment</text:span></text:p>
          </draw:text-box>
        </draw:frame>
        <draw:frame draw:style-name="gr3" draw:text-style-name="P4" xml:id="id57" draw:id="id57" draw:layer="layout" svg:width="3.194cm" svg:height="0.725cm" svg:x="8.737cm" svg:y="15.097cm">
          <draw:text-box>
            <text:p><text:span text:style-name="T2">49:expression</text:span></text:p>
          </draw:text-box>
        </draw:frame>
        <draw:frame draw:style-name="gr3" draw:text-style-name="P4" xml:id="id59" draw:id="id59" draw:layer="layout" svg:width="3.512cm" svg:height="0.725cm" svg:x="8.578cm" svg:y="17.764cm">
          <draw:text-box>
            <text:p><text:span text:style-name="T2">51:assignment</text:span></text:p>
          </draw:text-box>
        </draw:frame>
        <draw:connector draw:style-name="gr7" draw:text-style-name="P5" draw:layer="layout" svg:x1="6.185cm" svg:y1="11.25cm" svg:x2="6.185cm" svg:y2="11.922cm" draw:start-shape="id54" draw:start-glue-point="2" draw:end-shape="id55" draw:end-glue-point="0" svg:d="M6185 11250v672" svg:viewBox="0 0 1 673">
          <text:p/>
        </draw:connector>
        <draw:connector draw:style-name="gr7" draw:text-style-name="P5" draw:layer="layout" svg:x1="6.185cm" svg:y1="12.647cm" svg:x2="6.165cm" svg:y2="13.864cm" draw:start-shape="id55" draw:start-glue-point="2" draw:end-shape="id56" draw:end-glue-point="0" svg:d="M6185 12647v609h-20v608" svg:viewBox="0 0 21 1218">
          <text:p/>
        </draw:connector>
        <draw:connector draw:style-name="gr8" draw:text-style-name="P5" draw:layer="layout" svg:x1="6.165cm" svg:y1="14.589cm" svg:x2="8.737cm" svg:y2="15.459cm" draw:start-shape="id56" draw:start-glue-point="2" draw:end-shape="id57" draw:end-glue-point="3" svg:d="M6165 14589v870h2572" svg:viewBox="0 0 2573 871">
          <text:p/>
        </draw:connector>
        <draw:connector draw:style-name="gr24" draw:text-style-name="P5" draw:layer="layout" svg:x1="6.165cm" svg:y1="14.589cm" svg:x2="8.578cm" svg:y2="16.766cm" draw:start-shape="id56" draw:start-glue-point="2" draw:end-shape="id58" draw:end-glue-point="3" svg:d="M6165 14589v2177h2413" svg:viewBox="0 0 2414 2178">
          <text:p/>
        </draw:connector>
        <draw:connector draw:style-name="gr25" draw:text-style-name="P5" draw:layer="layout" svg:x1="6.165cm" svg:y1="14.589cm" svg:x2="8.578cm" svg:y2="18.126cm" draw:start-shape="id56" draw:start-glue-point="2" draw:end-shape="id59" draw:end-glue-point="3" svg:d="M6165 14589v3537h2413" svg:viewBox="0 0 2414 3538">
          <text:p/>
        </draw:connector>
        <draw:connector draw:style-name="gr7" draw:text-style-name="P5" draw:layer="layout" svg:x1="10.334cm" svg:y1="14.589cm" svg:x2="10.334cm" svg:y2="15.097cm" draw:start-shape="id60" draw:start-glue-point="2" draw:end-shape="id57" draw:end-glue-point="0" svg:d="M10334 14589v508" svg:viewBox="0 0 1 509">
          <text:p/>
        </draw:connector>
        <draw:frame draw:style-name="gr4" draw:text-style-name="P3" draw:layer="layout" svg:width="6.429cm" svg:height="1.673cm" svg:x="7.858cm" svg:y="1.232cm">
          <draw:text-box>
            <text:p text:style-name="P2">Statement Graph for </text:p>
            <text:p text:style-name="P2">forstatements.go</text:p>
          </draw:text-box>
        </draw:frame>
        <draw:connector draw:style-name="gr12" draw:text-style-name="P5" draw:layer="layout" svg:x1="7.762cm" svg:y1="14.226cm" svg:x2="8.493cm" svg:y2="14.226cm" draw:start-shape="id56" draw:start-glue-point="1" draw:end-shape="id60" draw:end-glue-point="3" svg:d="M7762 14226h731" svg:viewBox="0 0 732 1">
          <text:p/>
        </draw:connector>
        <draw:frame draw:style-name="gr32" draw:text-style-name="P7" draw:layer="layout" svg:width="0.621cm" svg:height="0.726cm" svg:x="10.024cm" svg:y="19.748cm">
          <draw:text-box>
            <text:p><text:span text:style-name="T2">:</text:span></text:p>
          </draw:text-box>
        </draw:frame>
        <draw:frame draw:style-name="gr3" draw:text-style-name="P4" xml:id="id61" draw:id="id61" draw:layer="layout" svg:width="3.194cm" svg:height="0.725cm" svg:x="8.737cm" svg:y="19.415cm">
          <draw:text-box>
            <text:p><text:span text:style-name="T2">52:ifStmt</text:span></text:p>
          </draw:text-box>
        </draw:frame>
        <draw:frame draw:style-name="gr3" draw:text-style-name="P4" xml:id="id62" draw:id="id62" draw:layer="layout" svg:width="3.194cm" svg:height="0.725cm" svg:x="13.056cm" svg:y="19.415cm">
          <draw:text-box>
            <text:p><text:span text:style-name="T2">53:unaryExpr</text:span></text:p>
          </draw:text-box>
        </draw:frame>
        <draw:connector draw:style-name="gr15" draw:text-style-name="P5" draw:layer="layout" svg:x1="11.931cm" svg:y1="19.777cm" svg:x2="13.056cm" svg:y2="19.777cm" draw:start-shape="id61" draw:start-glue-point="1" draw:end-shape="id62" draw:end-glue-point="3" svg:d="M11931 19777h1125" svg:viewBox="0 0 1126 1">
          <text:p/>
        </draw:connector>
        <draw:frame draw:style-name="gr3" draw:text-style-name="P4" xml:id="id63" draw:id="id63" draw:layer="layout" svg:width="3.194cm" svg:height="0.725cm" svg:x="13.056cm" svg:y="21.121cm">
          <draw:text-box>
            <text:p><text:span text:style-name="T2">54:StmtList</text:span></text:p>
          </draw:text-box>
        </draw:frame>
        <draw:frame draw:style-name="gr3" draw:text-style-name="P4" xml:id="id64" draw:id="id64" draw:layer="layout" svg:width="3.194cm" svg:height="0.725cm" svg:x="13.056cm" svg:y="22.428cm">
          <draw:text-box>
            <text:p><text:span text:style-name="T2">55:ContStmt</text:span></text:p>
          </draw:text-box>
        </draw:frame>
        <draw:connector draw:style-name="gr23" draw:text-style-name="P5" draw:layer="layout" svg:x1="10.334cm" svg:y1="20.14cm" svg:x2="13.056cm" svg:y2="21.483cm" draw:start-shape="id61" draw:start-glue-point="2" draw:end-shape="id63" draw:end-glue-point="3" svg:d="M10334 20140v1343h2722" svg:viewBox="0 0 2723 1344">
          <text:p/>
        </draw:connector>
        <draw:connector draw:style-name="gr7" draw:text-style-name="P5" draw:layer="layout" svg:x1="14.653cm" svg:y1="20.14cm" svg:x2="14.653cm" svg:y2="21.121cm" draw:start-shape="id62" draw:start-glue-point="2" draw:end-shape="id63" draw:end-glue-point="0" svg:d="M14653 20140v981" svg:viewBox="0 0 1 982">
          <text:p/>
        </draw:connector>
        <draw:connector draw:style-name="gr7" draw:text-style-name="P5" draw:layer="layout" svg:x1="14.653cm" svg:y1="21.846cm" svg:x2="14.653cm" svg:y2="22.428cm" draw:start-shape="id63" draw:start-glue-point="2" draw:end-shape="id64" draw:end-glue-point="0" svg:d="M14653 21846v582" svg:viewBox="0 0 1 583">
          <text:p/>
        </draw:connector>
        <draw:connector draw:style-name="gr7" draw:text-style-name="P5" draw:layer="layout" svg:x1="10.334cm" svg:y1="20.14cm" svg:x2="10.344cm" svg:y2="23.262cm" draw:start-shape="id61" draw:start-glue-point="2" draw:end-shape="id65" draw:end-glue-point="0" svg:d="M10334 20140v1561h10v1561" svg:viewBox="0 0 11 3123">
          <text:p/>
        </draw:connector>
        <draw:frame draw:style-name="gr3" draw:text-style-name="P4" xml:id="id65" draw:id="id65" draw:layer="layout" svg:width="3.194cm" svg:height="0.725cm" svg:x="8.747cm" svg:y="23.262cm">
          <draw:text-box>
            <text:p><text:span text:style-name="T2">56:Exp</text:span><text:span text:style-name="T2">rStmt</text:span></text:p>
          </draw:text-box>
        </draw:frame>
        <draw:connector draw:style-name="gr7" draw:text-style-name="P5" draw:layer="layout" svg:x1="10.334cm" svg:y1="18.489cm" svg:x2="10.334cm" svg:y2="19.415cm" draw:start-shape="id59" draw:start-glue-point="2" draw:end-shape="id61" draw:end-glue-point="0" svg:d="M10334 18489v926" svg:viewBox="0 0 1 927">
          <text:p/>
        </draw:connector>
        <draw:connector draw:style-name="gr10" draw:text-style-name="P5" draw:layer="layout" svg:x1="16.25cm" svg:y1="22.79cm" svg:x2="6.165cm" svg:y2="13.864cm" draw:start-shape="id64" draw:start-glue-point="1" draw:end-shape="id56" draw:end-glue-point="0" svg:d="M16250 22790h501v-9427h-10586v501" svg:viewBox="0 0 10587 9428">
          <text:p/>
        </draw:connector>
        <draw:frame draw:style-name="gr3" draw:text-style-name="P4" xml:id="id66" draw:id="id66" draw:layer="layout" svg:width="3.194cm" svg:height="0.725cm" svg:x="4.568cm" svg:y="23.479cm">
          <draw:text-box>
            <text:p><text:span text:style-name="T2">57:ExprStmt</text:span></text:p>
          </draw:text-box>
        </draw:frame>
        <draw:frame draw:style-name="gr3" draw:text-style-name="P4" xml:id="id67" draw:id="id67" draw:layer="layout" svg:width="3.194cm" svg:height="0.725cm" svg:x="4.568cm" svg:y="24.786cm">
          <draw:text-box>
            <text:p><text:span text:style-name="T2">58:ExprStmt</text:span></text:p>
          </draw:text-box>
        </draw:frame>
        <draw:connector draw:style-name="gr7" draw:text-style-name="P5" draw:layer="layout" svg:x1="6.165cm" svg:y1="14.589cm" svg:x2="6.165cm" svg:y2="23.479cm" draw:start-shape="id56" draw:start-glue-point="2" draw:end-shape="id66" draw:end-glue-point="0" svg:d="M6165 14589v8890" svg:viewBox="0 0 1 8891">
          <text:p/>
        </draw:connector>
        <draw:connector draw:style-name="gr7" draw:text-style-name="P5" draw:layer="layout" svg:x1="6.165cm" svg:y1="24.204cm" svg:x2="6.165cm" svg:y2="24.786cm" draw:start-shape="id66" draw:start-glue-point="2" draw:end-shape="id67" draw:end-glue-point="0" svg:d="M6165 24204v582" svg:viewBox="0 0 1 583">
          <text:p/>
        </draw:connector>
        <draw:frame draw:style-name="gr3" draw:text-style-name="P4" xml:id="id68" draw:id="id68" draw:layer="layout" svg:width="3.194cm" svg:height="0.725cm" svg:x="1.508cm" svg:y="25.929cm">
          <draw:text-box>
            <text:p><text:span text:style-name="T2">0:exit</text:span></text:p>
          </draw:text-box>
        </draw:frame>
        <draw:connector draw:style-name="gr7" draw:text-style-name="P5" draw:layer="layout" svg:x1="6.165cm" svg:y1="25.511cm" svg:x2="4.702cm" svg:y2="26.291cm" draw:start-shape="id67" draw:start-glue-point="2" draw:end-shape="id68" draw:end-glue-point="1" svg:d="M6165 25511v780h-1463" svg:viewBox="0 0 1464 781">
          <text:p/>
        </draw:connector>
        <draw:connector draw:style-name="gr10" draw:text-style-name="P5" draw:layer="layout" draw:line-skew="6.221cm -0.425cm" svg:x1="11.941cm" svg:y1="23.624cm" svg:x2="6.165cm" svg:y2="13.864cm" draw:start-shape="id65" draw:start-glue-point="1" draw:end-shape="id56" draw:end-glue-point="0" svg:d="M11941 23624h6722v-10686h-12498v926" svg:viewBox="0 0 12499 1068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1T21:18:31.468690839</meta:creation-date>
    <dc:date>2020-02-17T20:06:24.075230703</dc:date>
    <meta:editing-duration>PT22H30M16S</meta:editing-duration>
    <meta:editing-cycles>15</meta:editing-cycles>
    <meta:generator>LibreOffice/6.3.4.2$Linux_X86_64 LibreOffice_project/30$Build-2</meta:generator>
    <meta:document-statistic meta:object-count="187"/>
  </office:meta>
</office:document-meta>
</file>